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e2d76" officeooo:paragraph-rsid="001e2d76"/>
    </style:style>
    <style:style style:name="P2" style:family="paragraph" style:parent-style-name="Standard">
      <style:text-properties style:text-underline-style="solid" style:text-underline-width="auto" style:text-underline-color="font-color" officeooo:rsid="00242ece" officeooo:paragraph-rsid="00242ece"/>
    </style:style>
    <style:style style:name="P3" style:family="paragraph" style:parent-style-name="Standard" style:list-style-name="L3">
      <style:text-properties style:text-underline-style="solid" style:text-underline-width="auto" style:text-underline-color="font-color" officeooo:rsid="00242ece" officeooo:paragraph-rsid="00242ece"/>
    </style:style>
    <style:style style:name="P4" style:family="paragraph" style:parent-style-name="Standard" style:list-style-name="L3">
      <style:text-properties style:text-underline-style="solid" style:text-underline-width="auto" style:text-underline-color="font-color" officeooo:rsid="0028fc48" officeooo:paragraph-rsid="0028fc48"/>
    </style:style>
    <style:style style:name="P5" style:family="paragraph" style:parent-style-name="Standard">
      <style:text-properties style:text-underline-style="none" officeooo:rsid="001e2d76" officeooo:paragraph-rsid="001e2d76"/>
    </style:style>
    <style:style style:name="P6" style:family="paragraph" style:parent-style-name="Standard">
      <style:text-properties style:text-underline-style="none" officeooo:rsid="001e5cc7" officeooo:paragraph-rsid="001e2d76"/>
    </style:style>
    <style:style style:name="P7" style:family="paragraph" style:parent-style-name="Standard">
      <style:text-properties style:text-underline-style="none" officeooo:rsid="001e5cc7" officeooo:paragraph-rsid="001e5cc7"/>
    </style:style>
    <style:style style:name="P8" style:family="paragraph" style:parent-style-name="Standard">
      <style:text-properties style:text-underline-style="none" officeooo:rsid="001e5cc7" officeooo:paragraph-rsid="00209aec"/>
    </style:style>
    <style:style style:name="P9" style:family="paragraph" style:parent-style-name="Standard">
      <style:text-properties style:text-underline-style="none" officeooo:rsid="001e5cc7" officeooo:paragraph-rsid="00296cc4"/>
    </style:style>
    <style:style style:name="P10" style:family="paragraph" style:parent-style-name="Standard" style:list-style-name="L1">
      <style:text-properties style:text-underline-style="none" officeooo:rsid="00209aec" officeooo:paragraph-rsid="00209aec"/>
    </style:style>
    <style:style style:name="P11" style:family="paragraph" style:parent-style-name="Standard" style:list-style-name="L1">
      <style:text-properties style:text-underline-style="none" officeooo:rsid="00209aec" officeooo:paragraph-rsid="002c8d8c"/>
    </style:style>
    <style:style style:name="P12" style:family="paragraph" style:parent-style-name="Standard" style:list-style-name="L1">
      <style:text-properties style:text-underline-style="none" officeooo:rsid="00220c37" officeooo:paragraph-rsid="0022e289"/>
    </style:style>
    <style:style style:name="P13" style:family="paragraph" style:parent-style-name="Standard">
      <style:text-properties style:text-underline-style="none" officeooo:rsid="00220c37" officeooo:paragraph-rsid="0022e289"/>
    </style:style>
    <style:style style:name="P14" style:family="paragraph" style:parent-style-name="Standard" style:list-style-name="L2">
      <style:text-properties style:text-underline-style="none" officeooo:rsid="0025fe5b" officeooo:paragraph-rsid="0025fe5b"/>
    </style:style>
    <style:style style:name="P15" style:family="paragraph" style:parent-style-name="Standard" style:list-style-name="L2">
      <style:text-properties style:text-underline-style="none" officeooo:rsid="0026c0fa" officeooo:paragraph-rsid="0026c0fa"/>
    </style:style>
    <style:style style:name="P16" style:family="paragraph" style:parent-style-name="Standard" style:list-style-name="L2">
      <style:text-properties style:text-underline-style="none" officeooo:rsid="00286509" officeooo:paragraph-rsid="00286509"/>
    </style:style>
    <style:style style:name="P17" style:family="paragraph" style:parent-style-name="Standard" style:list-style-name="L1">
      <style:text-properties style:text-underline-style="none" officeooo:rsid="002c8d8c" officeooo:paragraph-rsid="002c8d8c"/>
    </style:style>
    <style:style style:name="P18" style:family="paragraph" style:parent-style-name="Standard" style:list-style-name="L1">
      <style:text-properties style:text-underline-style="none" officeooo:rsid="002cfe60" officeooo:paragraph-rsid="002cfe60"/>
    </style:style>
    <style:style style:name="P19" style:family="paragraph" style:parent-style-name="Standard">
      <style:text-properties style:text-underline-style="none" officeooo:rsid="002cfe60" officeooo:paragraph-rsid="002cfe60"/>
    </style:style>
    <style:style style:name="T1" style:family="text">
      <style:text-properties style:text-underline-style="none"/>
    </style:style>
    <style:style style:name="T2" style:family="text">
      <style:text-properties officeooo:rsid="001e9613"/>
    </style:style>
    <style:style style:name="T3" style:family="text">
      <style:text-properties officeooo:rsid="001fe49d"/>
    </style:style>
    <style:style style:name="T4" style:family="text">
      <style:text-properties officeooo:rsid="00209aec"/>
    </style:style>
    <style:style style:name="T5" style:family="text">
      <style:text-properties officeooo:rsid="0020b3a1"/>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cfe60" style:font-style-asian="normal" style:font-style-complex="normal"/>
    </style:style>
    <style:style style:name="T9" style:family="text">
      <style:text-properties officeooo:rsid="0022e289"/>
    </style:style>
    <style:style style:name="T10" style:family="text">
      <style:text-properties officeooo:rsid="00286509"/>
    </style:style>
    <style:style style:name="T11" style:family="text">
      <style:text-properties officeooo:rsid="00296cc4"/>
    </style:style>
    <style:style style:name="T12" style:family="text">
      <style:text-properties officeooo:rsid="002b3f7f"/>
    </style:style>
    <style:style style:name="T13" style:family="text">
      <style:text-properties officeooo:rsid="002c8d8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500 words]</text:p>
      <text:p text:style-name="P6"/>
      <text:p text:style-name="P7">This project aims to examine the trade-offs made when implementing highly distributed and concurrent document editing with Operation Transforms (OT) versus with Conflict-free Replicated Data Types (CRDTs). To do this <text:span text:style-name="T2">I have </text:span>designed experiments which expose statistics about network usage, memory consumption, and scalability, and run these experiments on <text:span text:style-name="T2">an environment built around the open source library</text:span> ShareJS <text:span text:style-name="T3">(which implements OT)</text:span> and a comparative system I created based on CRDTs. <text:span text:style-name="T12">The system meets the originally proposed goals of implementing a concurrent text editor based on CRDTs which passes all tests for correctness, and the ability to run identical experiments on both systems fulfills the goal of collecting quantitative results. These are discussed in the [SECTION REFERENCE] 'Evaluation' section.</text:span></text:p>
      <text:p text:style-name="P7"/>
      <text:p text:style-name="P7"/>
      <text:p text:style-name="P7">***<text:span text:style-name="T9">Argue that OT and CRDT came out of the desire to have conflict free document editing</text:span></text:p>
      <text:list xml:id="list3032603232556508036" text:style-name="L2">
        <text:list-item>
          <text:p text:style-name="P14">The original inspiration and demostration of “real time” collaborative editing came out of 'The Mother of All Demos' (<text:a xlink:type="simple" xlink:href="https://en.wikipedia.org/wiki/The_Mother_of_All_Demos">https://en.wikipedia.org/wiki/The_Mother_of_All_Demos</text:a> – need a better source for the fact that it had collaborative editing) in 1968</text:p>
        </text:list-item>
        <text:list-item>
          <text:p text:style-name="P14">Implementations took until about 1990 to start appearing</text:p>
        </text:list-item>
        <text:list-item>
          <text:p text:style-name="P15"><text:span text:style-name="T10">[optional] </text:span>Basic versions used locking and hoped that latencies were low enough =&gt; not good enough for users</text:p>
          <text:list>
            <text:list-item>
              <text:p text:style-name="P14"><text:a xlink:type="simple" xlink:href="https://en.wikipedia.org/wiki/Collaborative_real-time_editor">https://en.wikipedia.org/wiki/Collaborative_real-time_editor</text:a></text:p>
            </text:list-item>
          </text:list>
        </text:list-item>
        <text:list-item>
          <text:p text:style-name="P15">Arguably the most used real time editing environment nowadays is Google Docs. </text:p>
          <text:list>
            <text:list-item>
              <text:p text:style-name="P15">This is built on top of OT</text:p>
            </text:list-item>
            <text:list-item>
              <text:p text:style-name="P15">Users seem to be relatively happy, presumably because:</text:p>
              <text:list>
                <text:list-item>
                  <text:p text:style-name="P15">Any user can edit document at any time, anywhere without locking</text:p>
                </text:list-item>
                <text:list-item>
                  <text:p text:style-name="P15">Their own edits never get lost</text:p>
                </text:list-item>
                <text:list-item>
                  <text:p text:style-name="P15">Everyone ends up with the same result after quiescence has been reached</text:p>
                </text:list-item>
              </text:list>
            </text:list-item>
          </text:list>
        </text:list-item>
        <text:list-item>
          <text:p text:style-name="P16">Active research area since the 90's, with CRDT's appearing formally in 2007</text:p>
        </text:list-item>
      </text:list>
      <text:p text:style-name="P7"/>
      <text:p text:style-name="P8">***background about CRDT and OT</text:p>
      <text:list xml:id="list1505157507612051511" text:style-name="L1">
        <text:list-item>
          <text:p text:style-name="P10">Basic CRDT structure, and transforms principle</text:p>
        </text:list-item>
        <text:list-item>
          <text:p text:style-name="P10">OT requires server to “serialize” order, very difficult to reconcile without it</text:p>
        </text:list-item>
        <text:list-item>
          <text:p text:style-name="P10">CRDT has an order defined by the timestamping/lamport clock</text:p>
        </text:list-item>
        <text:list-item>
          <text:p text:style-name="P10">Tradeoff between CRDT memory/structural complexity and OT processing and complexity</text:p>
        </text:list-item>
        <text:list-item>
          <text:p text:style-name="P10"><text:line-break/></text:p>
        </text:list-item>
      </text:list>
      <text:p text:style-name="P7"/>
      <text:p text:style-name="P9"><text:span text:style-name="T4">The system I wrote</text:span> not only utilizes a different core technology <text:span text:style-name="T11">from ShareJS</text:span>, <text:span text:style-name="T2">but also runs on a peer to peer network architecture. The lack of a server reduces the number of stateful parts in the overall system, at the expense of more complex networking. I managed this complexity by beginning with a simulated peer to peer architecture. The simulation allows me to control the precise topology, link latencies, and protocol and explore advantages and disadvantages of using a P2P approach. Implementing a real P2P network stack based on WebRTC is an optional extension [___ FILL IN___].</text:span></text:p>
      <text:p text:style-name="P9"/>
      <text:p text:style-name="P7"/>
      <text:p text:style-name="P5"/>
      <text:p text:style-name="P1">Preparation [~2,500 words]</text:p>
      <text:list xml:id="list215204477460386" text:continue-numbering="true" text:style-name="L1">
        <text:list-item>
          <text:p text:style-name="P11"><text:soft-page-break/><text:span text:style-name="T13">High level introduction about this project</text:span></text:p>
          <text:list>
            <text:list-item>
              <text:p text:style-name="P11"><text:span text:style-name="T13">[Background in introduction?] Hypotheses:</text:span>High level advantages of <text:span text:style-name="T5">CRDT vs OT – expect memory consumption to be higher for CRDT but growth roughly similar (relatively high constant though...), lower latencies, similar network usage</text:span></text:p>
            </text:list-item>
          </text:list>
        </text:list-item>
        <text:list-item>
          <text:p text:style-name="P17">High level introduction about P2P and its advantages</text:p>
          <text:list>
            <text:list-item>
              <text:p text:style-name="P12"><text:span text:style-name="T13">i</text:span>nherent advantages of using P2P vs Client-Server: <text:span text:style-name="T6">privacy</text:span><text:span text:style-name="T7">, file storage and retrieval, congestion (less relevant, small packets and not particularly a focus since my broadcast simulation will die), roboustness/downtime, cost/environment</text:span></text:p>
            </text:list-item>
          </text:list>
        </text:list-item>
      </text:list>
      <text:p text:style-name="P19"><text:span text:style-name="T7">[500 words]</text:span></text:p>
      <text:list xml:id="list215204960790503" text:continue-numbering="true" text:style-name="L1">
        <text:list-item>
          <text:p text:style-name="P17"><text:span text:style-name="T7">Preparation for implementation</text:span></text:p>
          <text:list>
            <text:list-item>
              <text:p text:style-name="P17"><text:span text:style-name="T7">Introduction to CRDT by Martin</text:span></text:p>
            </text:list-item>
            <text:list-item>
              <text:p text:style-name="P17"><text:span text:style-name="T7">Development on paper – sort out hard cases (conflict)</text:span></text:p>
            </text:list-item>
            <text:list-item>
              <text:p text:style-name="P17"><text:span text:style-name="T7">Sort out development environment</text:span></text:p>
              <text:list>
                <text:list-item>
                  <text:p text:style-name="P17"><text:span text:style-name="T7">Discuss Typescript, npm, babel, etc.</text:span></text:p>
                </text:list-item>
                <text:list-item>
                  <text:p text:style-name="P17"><text:span text:style-name="T7">Git</text:span></text:p>
                </text:list-item>
              </text:list>
            </text:list-item>
            <text:list-item>
              <text:p text:style-name="P17"><text:span text:style-name="T7">ShareJS refresher</text:span></text:p>
            </text:list-item>
            <text:list-item>
              <text:p text:style-name="P18"><text:span text:style-name="T7">Planning network protocol</text:span></text:p>
              <text:list>
                <text:list-item>
                  <text:p text:style-name="P18"><text:span text:style-name="T7">Network visualization</text:span></text:p>
                  <text:list>
                    <text:list-item>
                      <text:p text:style-name="P18"><text:span text:style-name="T7">Ended up being non-vital, but helped with debugging</text:span></text:p>
                    </text:list-item>
                    <text:list-item>
                      <text:p text:style-name="P18"><text:span text:style-name="T7">Examined various different libraries but settled on D3, even though relatively heavy</text:span></text:p>
                    </text:list-item>
                  </text:list>
                </text:list-item>
                <text:list-item>
                  <text:p text:style-name="P18"><text:span text:style-name="T7">Decision to implement a general network topology to be able to examine different scenarios</text:span></text:p>
                </text:list-item>
                <text:list-item>
                  <text:p text:style-name="P17"><text:span text:style-name="T7">Decision to use broadcast as network protocol as a </text:span><text:span text:style-name="T8">simplification</text:span></text:p>
                </text:list-item>
              </text:list>
            </text:list-item>
          </text:list>
        </text:list-item>
      </text:list>
      <text:p text:style-name="P19"><text:span text:style-name="T7">[1000 words]</text:span></text:p>
      <text:list xml:id="list215205262403626" text:continue-numbering="true" text:style-name="L1">
        <text:list-item>
          <text:p text:style-name="P17"><text:span text:style-name="T7">Make sure to clear up any extra information they need to understand OT/CRDTs</text:span></text:p>
          <text:list>
            <text:list-item>
              <text:p text:style-name="P18"><text:span text:style-name="T7">Discuss some literature about CRDTs</text:span></text:p>
              <text:list>
                <text:list-item>
                  <text:p text:style-name="P18"><text:span text:style-name="T7">Treedoc is a well written paper, accessible etc.</text:span></text:p>
                </text:list-item>
              </text:list>
            </text:list-item>
            <text:list-item>
              <text:p text:style-name="P18"><text:span text:style-name="T7">notion of implementing a concurrently modified linked list that represents a sequence of text</text:span></text:p>
            </text:list-item>
            <text:list-item>
              <text:p text:style-name="P18"><text:span text:style-name="T7">versus keeping a block of text and transforming text inserts into the correct location</text:span></text:p>
            </text:list-item>
          </text:list>
        </text:list-item>
      </text:list>
      <text:p text:style-name="P19">[500 words]</text:p>
      <text:p text:style-name="P13"/>
      <text:p text:style-name="P13"><text:span text:style-name="T7"/></text:p>
      <text:p text:style-name="P1"/>
      <text:p text:style-name="P1">Implementation [~4,500 words]</text:p>
      <text:p text:style-name="P5"/>
      <text:p text:style-name="P1">Evaluation [~2,000 words]</text:p>
      <text:p text:style-name="P5"/>
      <text:p text:style-name="P1">Conclusion [~500 words]</text:p>
      <text:p text:style-name="P5"/>
      <text:p text:style-name="P5"/>
      <text:p text:style-name="P5"/>
      <text:p text:style-name="P2">Misc notes</text:p>
      <text:list xml:id="list3042184256219043062" text:style-name="L3">
        <text:list-item>
          <text:p text:style-name="P3"><text:span text:style-name="T1">causal/total ordering reference to our 1B course:</text:span></text:p>
          <text:list>
            <text:list-item>
              <text:p text:style-name="P3"><text:a xlink:type="simple" xlink:href="http://www.cl.cam.ac.uk/teaching/1617/ConcDisSys/2017-DistributedSystems-1B-L4-handout.pdf"><text:span text:style-name="T1">http://www.cl.cam.ac.uk/teaching/1617/ConcDisSys/2017-DistributedSystems-1B-L4-handout.pdf</text:span></text:a></text:p>
            </text:list-item>
            <text:list-item>
              <text:p text:style-name="P3"><text:span text:style-name="T1">lamport clock enforces causal ordering; client ID breaks ties =&gt; imposes total order (but not necessarily a happens-before order given an omniscient view)</text:span></text:p>
            </text:list-item>
          </text:list>
        </text:list-item>
        <text:list-item>
          <text:p text:style-name="P4"><text:soft-page-break/><text:a xlink:type="simple" xlink:href="https://github.com/aphyr/meangirls#lww-element-set"><text:span text:style-name="T1">https://github.com/aphyr/meangirls#lww-element-set</text:span></text:a></text:p>
          <text:list>
            <text:list-item>
              <text:p text:style-name="P4"><text:span text:style-name="T1">Implementation/reference for various basic CRDT's</text:span></text:p>
            </text:list-item>
          </text:list>
        </text:list-item>
      </text:list>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4:00:55.134120313</meta:creation-date>
    <meta:generator>LibreOffice/4.2.8.2$Linux_X86_64 LibreOffice_project/420m0$Build-2</meta:generator>
    <dc:date>2017-02-20T21:52:03.422003579</dc:date>
    <meta:editing-duration>PT7H49M40S</meta:editing-duration>
    <meta:editing-cycles>13</meta:editing-cycles>
    <meta:document-statistic meta:table-count="0" meta:image-count="0" meta:object-count="0" meta:page-count="3" meta:paragraph-count="56" meta:word-count="710" meta:character-count="4705" meta:non-whitespace-character-count="4088"/>
  </office:meta>
</office:document-meta>
</file>